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color="#009900"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11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8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6"/>
          <table:table-cell office:value-type="string" calcext:value-type="string">
            <text:p>audio</text:p>
          </table:table-cell>
          <table:table-cell office:value-type="string" calcext:value-type="string">
            <text:p>sudo apt-get install libsfml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udio</text:p>
          </table:table-cell>
          <table:table-cell office:value-type="string" calcext:value-type="string">
            <text:p>gcc -o cube cube.c -lglut -lGLU -lG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lsfml-audio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eriodic rendering of the map</text:p>
          </table:table-cell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6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9.921cm" svg:y="11.887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6:14:04.769734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1T16:14:33.918574255</dc:date>
    <meta:editing-duration>PT11H37M45S</meta:editing-duration>
    <meta:editing-cycles>94</meta:editing-cycles>
    <meta:generator>LibreOffice/4.2.6.3$Linux_X86_64 LibreOffice_project/420m0$Build-3</meta:generator>
    <meta:document-statistic meta:table-count="3" meta:cell-count="150" meta:object-count="0"/>
  </office:meta>
</office:document-meta>
</file>